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1213" officeooo:paragraph-rsid="001f2df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 style:list-style-name="L1"/>
    <style:style style:name="P5" style:family="paragraph" style:parent-style-name="Table_20_Contents">
      <style:text-properties officeooo:paragraph-rsid="001f2df0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Azione_20_attore">
      <style:text-properties officeooo:paragraph-rsid="001f2df0"/>
    </style:style>
    <style:style style:name="P8" style:family="paragraph" style:parent-style-name="Azione_20_sistema">
      <style:text-properties officeooo:paragraph-rsid="001f2df0"/>
    </style:style>
    <style:style style:name="T1" style:family="text">
      <style:text-properties officeooo:rsid="001f2df0"/>
    </style:style>
    <style:style style:name="T2" style:family="text">
      <style:text-properties officeooo:rsid="0019dbc7"/>
    </style:style>
    <style:style style:name="T3" style:family="text">
      <style:text-properties officeooo:rsid="0012dfa4"/>
    </style:style>
    <style:style style:name="T4" style:family="text">
      <style:text-properties officeooo:rsid="00234716"/>
    </style:style>
    <style:style style:name="T5" style:family="text">
      <style:text-properties officeooo:rsid="0022e8a9"/>
    </style:style>
    <style:style style:name="T6" style:family="text">
      <style:text-properties officeooo:rsid="001e1213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1">Visualizzazione pianificazione attività Tirocina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<text:span text:style-name="T1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<text:span text:style-name="T1">Tirocinant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Autenticazione effettuata con successo <text:span text:style-name="T2">come </text:span><text:span text:style-name="T3">Tirocinant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695300" text:style-name="Numerazione_20_UC">
              <text:list-item text:start-value="1">
                <text:p text:style-name="P7"><text:span text:style-name="T1">Tirocinante accede alla sua pagina personale.</text:span></text:p>
              </text:list-item>
              <text:list-item>
                <text:p text:style-name="P8"><text:span text:style-name="T1">Il sistema risponde mostrando un'area (Estende Ricerca)</text:span></text:p>
              </text:list-item>
              <text:list-item>
                <text:p text:style-name="P7"><text:span text:style-name="T1">Tirocinante inserisce la sua matricola e la sottomette al sistema.</text:span></text:p>
              </text:list-item>
              <text:list-item>
                <text:p text:style-name="P8"><text:span text:style-name="T1">Il sistema visualizza l'elenco delle attività che sono state assegnate al tirocinante.</text:span></text:p>
              </text:list-item>
              <text:list-item>
                <text:p text:style-name="P7"><text:span text:style-name="T1">Tirocinante visualizza la scheda con i suoi dati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6">Il sistema mostra i dati </text:span><text:span text:style-name="T5">del tirocinante.</text:span>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722499" text:style-name="L1">
              <text:list-item>
                <text:p text:style-name="P4">Casi eccezionali e punti di estensione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re o la fascia oraria aggiornata entro 20 secondi dalla conferma delle modifiche.</text:p>
          </table:table-cell>
        </table:table-row>
      </table:table>
      <text:p text:style-name="P3">UC_M_3<text:span text:style-name="T1">7</text:span>_<text:span text:style-name="T1">Visualizzazione pianificazione attività Tirocina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09:57:11.11</meta:creation-date>
    <meta:editing-duration>P0D</meta:editing-duration>
    <meta:editing-cycles>2</meta:editing-cycles>
    <meta:generator>LibreOffice/3.6$Windows_x86 LibreOffice_project/da8c1e6-fd468f4-454e206-f42a4a9-143cfd</meta:generator>
    <dc:date>2012-11-23T10:11:53.90</dc:date>
    <meta:document-statistic meta:table-count="1" meta:image-count="0" meta:object-count="0" meta:page-count="1" meta:paragraph-count="22" meta:word-count="128" meta:character-count="911" meta:non-whitespace-character-count="811"/>
  </office:meta>
</office:document-meta>
</file>